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599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5.75cm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outline1">
      <style:graphic-properties fo:min-height="13.75cm"/>
      <style:paragraph-properties style:writing-mode="lr-tb"/>
    </style:style>
    <style:style style:name="pr8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Midnightblue-title">
      <style:graphic-properties fo:min-height="1.998cm"/>
      <style:paragraph-properties style:writing-mode="lr-tb"/>
    </style:style>
    <style:style style:name="pr10" style:family="presentation" style:parent-style-name="Midnightblue-outline1">
      <style:graphic-properties fo:min-height="10.501cm"/>
      <style:paragraph-properties style:writing-mode="lr-tb"/>
    </style:style>
    <style:style style:name="pr11" style:family="presentation" style:parent-style-name="Midnightblue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599cm" svg:x="1cm" svg:y="5.401cm" presentation:class="title" presentation:user-transformed="true">
          <draw:text-box>
            <text:p><text:span text:style-name="T1">SIS Consumer</text:span></text:p>
          </draw:text-box>
        </draw:frame>
        <draw:frame presentation:style-name="pr2" draw:text-style-name="P2" draw:layer="layout" svg:width="26cm" svg:height="4.125cm" svg:x="1cm" svg:y="10.875cm" presentation:class="subtitle" presentation:user-transformed="true">
          <draw:text-box>
            <text:p>Um software para auxiliar bares e restauran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1" draw:layer="layout" svg:width="13cm" svg:height="4.5cm" svg:x="7.5cm" svg:y="4cm" presentation:class="title" presentation:user-transformed="true">
          <draw:text-box>
            <text:p>Por quê?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1" draw:layer="layout" svg:width="26cm" svg:height="2cm" svg:x="1cm" svg:y="0.627cm" presentation:class="title" presentation:user-transformed="true">
          <draw:text-box>
            <text:p>Objetivo</text:p>
          </draw:text-box>
        </draw:frame>
        <draw:frame presentation:style-name="pr7" draw:text-style-name="P1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evar praticidade e controle para os funcionários</text:p>
              </text:list-item>
              <text:list-item>
                <text:p>O sistema terá as seguintes features:</text:p>
                <text:list>
                  <text:list-item>
                    <text:p>Cadastramento dos produtos do restaurante e seus estoques</text:p>
                  </text:list-item>
                  <text:list-item>
                    <text:p>Retonará os produtos em estoque</text:p>
                  </text:list-item>
                  <text:list-item>
                    <text:p>Abrir expediente</text:p>
                  </text:list-item>
                  <text:list-item>
                    <text:p>Abrir mesa</text:p>
                  </text:list-item>
                  <text:list-item>
                    <text:p>Anotar, tirar os pedidos daquela mesa</text:p>
                  </text:list-item>
                  <text:list-item>
                    <text:p>Listar mesas abertas</text:p>
                  </text:list-item>
                  <text:list-item>
                    <text:p>Adicionar desconto ou retirar taxa</text:p>
                  </text:list-item>
                  <text:list-item>
                    <text:p>Fechar conta e colocar a forma de pagamento</text:p>
                  </text:list-item>
                  <text:list-item>
                    <text:p>Obter dados de faturamento, sangria, lucro</text:p>
                  </text:list-item>
                  <text:list-item>
                    <text:p>Fechar expediente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9" draw:text-style-name="P1" draw:layer="layout" svg:width="26cm" svg:height="1.997cm" svg:x="1cm" svg:y="0.627cm" presentation:class="title">
          <draw:text-box>
            <text:p>Usuários do sistema</text:p>
          </draw:text-box>
        </draw:frame>
        <draw:frame presentation:style-name="pr10" draw:text-style-name="P1" draw:layer="layout" svg:width="26cm" svg:height="10.5cm" svg:x="1cm" svg:y="4.125cm" presentation:class="outline">
          <draw:text-box>
            <text:list text:style-name="L2">
              <text:list-item>
                <text:p>Terá um usuário com direitos de manipular os produtos do estabelecimento (somente esse user terá o poder)</text:p>
              </text:list-item>
              <text:list-item>
                <text:p>E um para manipular coisas como anotar pedidos, tirar pedidos, abrir expediente, fechar expediente, etc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roman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pt" fo:country="BR" style:font-name-asian="Segoe UI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7:51:00.769759610</meta:creation-date>
    <meta:editing-duration>PT6M47S</meta:editing-duration>
    <meta:editing-cycles>5</meta:editing-cycles>
    <meta:generator>LibreOffice/7.4.7.2$Linux_X86_64 LibreOffice_project/40$Build-2</meta:generator>
    <dc:title>Midnightblue</dc:title>
    <dc:date>2024-06-20T22:34:51.072151195</dc:date>
    <meta:document-statistic meta:object-count="65"/>
  </office:meta>
</office:document-meta>
</file>